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5" style:family="table-cell" style:parent-style-name="Default" style:data-style-name="N2">
      <style:table-cell-properties fo:background-color="#dddddd"/>
      <style:text-properties fo:font-weight="bold" style:font-weight-asian="bold" style:font-weight-complex="bold"/>
    </style:style>
    <style:style style:name="ce16" style:family="table-cell" style:parent-style-name="Default" style:data-style-name="N2"/>
    <style:style style:name="ce17" style:family="table-cell" style:parent-style-name="Default" style:data-style-name="N1">
      <style:table-cell-properties fo:background-color="#dddddd"/>
      <style:text-properties fo:font-weight="bold" style:font-weight-asian="bold" style:font-weight-complex="bold"/>
    </style:style>
    <style:style style:name="ce18" style:family="table-cell" style:parent-style-name="Default" style:data-style-name="N1"/>
    <style:style style:name="ce19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1" style:family="table-cell" style:parent-style-name="Default">
      <style:table-cell-properties fo:background-color="#dddddd"/>
    </style:style>
    <style:style style:name="ce12" style:family="table-cell" style:parent-style-name="Default" style:data-style-name="N2">
      <style:table-cell-properties fo:background-color="#ddddd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istors" table:style-name="ta1">
        <table:table-column table:style-name="co1" table:default-cell-style-name="ce16"/>
        <table:table-column table:style-name="co1" table:default-cell-style-name="Default"/>
        <table:table-column table:style-name="co1" table:default-cell-style-name="ce18"/>
        <table:table-column table:style-name="co1" table:number-columns-repeated="2" table:default-cell-style-name="Default"/>
        <table:table-column table:style-name="co2" table:number-columns-repeated="1018" table:default-cell-style-name="Default"/>
        <table:table-row table:style-name="ro1">
          <table:table-cell table:style-name="ce15" office:value-type="string" calcext:value-type="string">
            <text:p>VOUT</text:p>
          </table:table-cell>
          <table:table-cell table:style-name="ce17" office:value-type="string" calcext:value-type="string">
            <text:p>R_Total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1.8" calcext:value-type="float">
            <text:p>1,80</text:p>
          </table:table-cell>
          <table:table-cell table:style-name="ce16" table:formula="of:=1.25*[.A$14]*([.A2] - 0.8)" office:value-type="float" office:value="1.25" calcext:value-type="float">
            <text:p>1,25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" calcext:value-type="float">
            <text:p>2,00</text:p>
          </table:table-cell>
          <table:table-cell table:style-name="ce16" table:formula="of:=1.25*[.A$14]*([.A3] - 0.8)" office:value-type="float" office:value="1.5" calcext:value-type="float">
            <text:p>1,50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.2" calcext:value-type="float">
            <text:p>2,20</text:p>
          </table:table-cell>
          <table:table-cell table:style-name="ce16" table:formula="of:=1.25*[.A$14]*([.A4] - 0.8)" office:value-type="float" office:value="1.75" calcext:value-type="float">
            <text:p>1,75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.3" calcext:value-type="float">
            <text:p>2,30</text:p>
          </table:table-cell>
          <table:table-cell table:style-name="ce16" table:formula="of:=1.25*[.A$14]*([.A5] - 0.8)" office:value-type="float" office:value="1.875" calcext:value-type="float">
            <text:p>1,88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.4" calcext:value-type="float">
            <text:p>2,40</text:p>
          </table:table-cell>
          <table:table-cell table:style-name="ce16" table:formula="of:=1.25*[.A$14]*([.A6] - 0.8)" office:value-type="float" office:value="2" calcext:value-type="float">
            <text:p>2,00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.8" calcext:value-type="float">
            <text:p>2,80</text:p>
          </table:table-cell>
          <table:table-cell table:style-name="ce16" table:formula="of:=1.25*[.A$14]*([.A7] - 0.8)" office:value-type="float" office:value="2.5" calcext:value-type="float">
            <text:p>2,50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.9" calcext:value-type="float">
            <text:p>2,90</text:p>
          </table:table-cell>
          <table:table-cell table:style-name="ce16" table:formula="of:=1.25*[.A$14]*([.A8] - 0.8)" office:value-type="float" office:value="2.625" calcext:value-type="float">
            <text:p>2,63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3" calcext:value-type="float">
            <text:p>3,00</text:p>
          </table:table-cell>
          <table:table-cell table:style-name="ce16" table:formula="of:=1.25*[.A$14]*([.A9] - 0.8)" office:value-type="float" office:value="2.75" calcext:value-type="float">
            <text:p>2,75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3.2" calcext:value-type="float">
            <text:p>3,20</text:p>
          </table:table-cell>
          <table:table-cell table:style-name="ce16" table:formula="of:=1.25*[.A$14]*([.A10] - 0.8)" office:value-type="float" office:value="3" calcext:value-type="float">
            <text:p>3,00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16"/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ce15" office:value-type="string" calcext:value-type="string">
            <text:p>R7</text:p>
          </table:table-cell>
          <table:table-cell table:style-name="ce19" office:value-type="string" calcext:value-type="string">
            <text:p>R6</text:p>
          </table:table-cell>
          <table:table-cell table:style-name="ce17" office:value-type="string" calcext:value-type="string">
            <text:p>R3 (SW1)</text:p>
          </table:table-cell>
          <table:table-cell table:style-name="ce19" office:value-type="string" calcext:value-type="string">
            <text:p>R4 (SW2)</text:p>
          </table:table-cell>
          <table:table-cell table:style-name="ce19" office:value-type="string" calcext:value-type="string">
            <text:p>R5 (SW3)</text:p>
          </table:table-cell>
          <table:table-cell table:style-name="ce19" office:value-type="string" calcext:value-type="string">
            <text:p>R7 (SW4)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,00</text:p>
          </table:table-cell>
          <table:table-cell table:style-name="ce16" office:value-type="float" office:value="3" calcext:value-type="float">
            <text:p>3,00</text:p>
          </table:table-cell>
          <table:table-cell table:style-name="ce16" office:value-type="float" office:value="21" calcext:value-type="float">
            <text:p>21,00</text:p>
          </table:table-cell>
          <table:table-cell table:style-name="ce16" office:value-type="float" office:value="15" calcext:value-type="float">
            <text:p>15,00</text:p>
          </table:table-cell>
          <table:table-cell table:style-name="ce16" office:value-type="float" office:value="6.34" calcext:value-type="float">
            <text:p>6,34</text:p>
          </table:table-cell>
          <table:table-cell table:style-name="ce16" office:value-type="float" office:value="3" calcext:value-type="float">
            <text:p>3,00</text:p>
          </table:table-cell>
          <table:table-cell table:style-name="ce16" table:number-columns-repeated="1017"/>
        </table:table-row>
        <table:table-row table:style-name="ro1">
          <table:table-cell/>
          <table:table-cell table:style-name="ce16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SW1</text:p>
          </table:table-cell>
          <table:table-cell table:style-name="ce17" office:value-type="string" calcext:value-type="string">
            <text:p>SW2</text:p>
          </table:table-cell>
          <table:table-cell table:style-name="ce17" office:value-type="string" calcext:value-type="string">
            <text:p>SW3</text:p>
          </table:table-cell>
          <table:table-cell table:style-name="ce17" office:value-type="string" calcext:value-type="string">
            <text:p>SW4</text:p>
          </table:table-cell>
          <table:table-cell table:style-name="ce15" office:value-type="string" calcext:value-type="string">
            <text:p>R_total</text:p>
          </table:table-cell>
          <table:table-cell table:style-name="ce15" office:value-type="string" calcext:value-type="string">
            <text:p>Vout</text:p>
          </table:table-cell>
          <table:table-cell table:number-columns-repeated="1017"/>
        </table:table-row>
        <table:table-row table:style-name="ro1">
          <table:table-cell table:number-columns-repeated="2"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6" table:formula="of:=1/(1/[.B$14] + [.A18]/[.C$14] + [.B18]/[.D$14] + [.C18]/[.E$14] + [.D18]/[.F$14])" office:value-type="float" office:value="3" calcext:value-type="float">
            <text:p>3,00</text:p>
          </table:table-cell>
          <table:table-cell table:style-name="ce16" table:formula="of:=0.8*(1+[.E18]/[.A$14])" office:value-type="float" office:value="3.2" calcext:value-type="float">
            <text:p>3,20</text:p>
          </table:table-cell>
          <table:table-cell table:number-columns-repeated="1017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6" table:formula="of:=1/(1/[.B$14] + [.A19]/[.C$14] + [.B19]/[.D$14] + [.C19]/[.E$14] + [.D19]/[.F$14])" office:value-type="float" office:value="2.625" calcext:value-type="float">
            <text:p>2,63</text:p>
          </table:table-cell>
          <table:table-cell table:style-name="ce16" table:formula="of:=0.8*(1+[.E19]/[.A$14])" office:value-type="float" office:value="2.9" calcext:value-type="float">
            <text:p>2,90</text:p>
          </table:table-cell>
          <table:table-cell table:number-columns-repeated="1017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6" table:formula="of:=1/(1/[.B$14] + [.A20]/[.C$14] + [.B20]/[.D$14] + [.C20]/[.E$14] + [.D20]/[.F$14])" office:value-type="float" office:value="2.5" calcext:value-type="float">
            <text:p>2,50</text:p>
          </table:table-cell>
          <table:table-cell table:style-name="ce16" table:formula="of:=0.8*(1+[.E20]/[.A$14])" office:value-type="float" office:value="2.8" calcext:value-type="float">
            <text:p>2,80</text:p>
          </table:table-cell>
          <table:table-cell table:number-columns-repeated="1017"/>
        </table:table-row>
        <table:table-row table:style-name="ro1">
          <table:table-cell table:number-columns-repeated="2"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6" table:formula="of:=1/(1/[.B$14] + [.A21]/[.C$14] + [.B21]/[.D$14] + [.C21]/[.E$14] + [.D21]/[.F$14])" office:value-type="float" office:value="2.23404255319149" calcext:value-type="float">
            <text:p>2,23</text:p>
          </table:table-cell>
          <table:table-cell table:style-name="ce16" table:formula="of:=0.8*(1+[.E21]/[.A$14])" office:value-type="float" office:value="2.58723404255319" calcext:value-type="float">
            <text:p>2,59</text:p>
          </table:table-cell>
          <table:table-cell table:number-columns-repeated="1017"/>
        </table:table-row>
        <table:table-row table:style-name="ro1">
          <table:table-cell table:number-columns-repeated="2"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6" table:formula="of:=1/(1/[.B$14] + [.A22]/[.C$14] + [.B22]/[.D$14] + [.C22]/[.E$14] + [.D22]/[.F$14])" office:value-type="float" office:value="2.03640256959315" calcext:value-type="float">
            <text:p>2,04</text:p>
          </table:table-cell>
          <table:table-cell table:style-name="ce16" table:formula="of:=0.8*(1+[.E22]/[.A$14])" office:value-type="float" office:value="2.42912205567452" calcext:value-type="float">
            <text:p>2,43</text:p>
          </table:table-cell>
          <table:table-cell table:number-columns-repeated="1017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6" table:formula="of:=1/(1/[.B$14] + [.A23]/[.C$14] + [.B23]/[.D$14] + [.C23]/[.E$14] + [.D23]/[.F$14])" office:value-type="float" office:value="1.856385945343" calcext:value-type="float">
            <text:p>1,86</text:p>
          </table:table-cell>
          <table:table-cell table:style-name="ce16" table:formula="of:=0.8*(1+[.E23]/[.A$14])" office:value-type="float" office:value="2.2851087562744" calcext:value-type="float">
            <text:p>2,29</text:p>
          </table:table-cell>
          <table:table-cell table:number-columns-repeated="1017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6" table:formula="of:=1/(1/[.B$14] + [.A24]/[.C$14] + [.B24]/[.D$14] + [.C24]/[.E$14] + [.D24]/[.F$14])" office:value-type="float" office:value="1.79298642533937" calcext:value-type="float">
            <text:p>1,79</text:p>
          </table:table-cell>
          <table:table-cell table:style-name="ce16" table:formula="of:=0.8*(1+[.E24]/[.A$14])" office:value-type="float" office:value="2.23438914027149" calcext:value-type="float">
            <text:p>2,23</text:p>
          </table:table-cell>
          <table:table-cell table:number-columns-repeated="1017"/>
        </table:table-row>
        <table:table-row table:style-name="ro1">
          <table:table-cell table:number-columns-repeated="2" table:style-name="ce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6" table:formula="of:=1/(1/[.B$14] + [.A25]/[.C$14] + [.B25]/[.D$14] + [.C25]/[.E$14] + [.D25]/[.F$14])" office:value-type="float" office:value="1.65194302446772" calcext:value-type="float">
            <text:p>1,65</text:p>
          </table:table-cell>
          <table:table-cell table:style-name="ce16" table:formula="of:=0.8*(1+[.E25]/[.A$14])" office:value-type="float" office:value="2.12155441957417" calcext:value-type="float">
            <text:p>2,12</text:p>
          </table:table-cell>
          <table:table-cell table:number-columns-repeated="1017"/>
        </table:table-row>
        <table:table-row table:style-name="ro1">
          <table:table-cell table:number-columns-repeated="2"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6" table:formula="of:=1/(1/[.B$14] + [.A26]/[.C$14] + [.B26]/[.D$14] + [.C26]/[.E$14] + [.D26]/[.F$14])" office:value-type="float" office:value="1.5" calcext:value-type="float">
            <text:p>1,50</text:p>
          </table:table-cell>
          <table:table-cell table:style-name="ce16" table:formula="of:=0.8*(1+[.E26]/[.A$14])" office:value-type="float" office:value="2" calcext:value-type="float">
            <text:p>2,00</text:p>
          </table:table-cell>
          <table:table-cell table:number-columns-repeated="1017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6" table:formula="of:=1/(1/[.B$14] + [.A27]/[.C$14] + [.B27]/[.D$14] + [.C27]/[.E$14] + [.D27]/[.F$14])" office:value-type="float" office:value="1.4" calcext:value-type="float">
            <text:p>1,40</text:p>
          </table:table-cell>
          <table:table-cell table:style-name="ce16" table:formula="of:=0.8*(1+[.E27]/[.A$14])" office:value-type="float" office:value="1.92" calcext:value-type="float">
            <text:p>1,92</text:p>
          </table:table-cell>
          <table:table-cell table:number-columns-repeated="1017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6" table:formula="of:=1/(1/[.B$14] + [.A28]/[.C$14] + [.B28]/[.D$14] + [.C28]/[.E$14] + [.D28]/[.F$14])" office:value-type="float" office:value="1.36363636363636" calcext:value-type="float">
            <text:p>1,36</text:p>
          </table:table-cell>
          <table:table-cell table:style-name="ce16" table:formula="of:=0.8*(1+[.E28]/[.A$14])" office:value-type="float" office:value="1.89090909090909" calcext:value-type="float">
            <text:p>1,89</text:p>
          </table:table-cell>
          <table:table-cell table:number-columns-repeated="1017"/>
        </table:table-row>
        <table:table-row table:style-name="ro1">
          <table:table-cell table:number-columns-repeated="2"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6" table:formula="of:=1/(1/[.B$14] + [.A29]/[.C$14] + [.B29]/[.D$14] + [.C29]/[.E$14] + [.D29]/[.F$14])" office:value-type="float" office:value="1.28048780487805" calcext:value-type="float">
            <text:p>1,28</text:p>
          </table:table-cell>
          <table:table-cell table:style-name="ce16" table:formula="of:=0.8*(1+[.E29]/[.A$14])" office:value-type="float" office:value="1.82439024390244" calcext:value-type="float">
            <text:p>1,82</text:p>
          </table:table-cell>
          <table:table-cell table:number-columns-repeated="1017"/>
        </table:table-row>
        <table:table-row table:style-name="ro1">
          <table:table-cell table:number-columns-repeated="2"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6" table:formula="of:=1/(1/[.B$14] + [.A30]/[.C$14] + [.B30]/[.D$14] + [.C30]/[.E$14] + [.D30]/[.F$14])" office:value-type="float" office:value="1.21301020408163" calcext:value-type="float">
            <text:p>1,21</text:p>
          </table:table-cell>
          <table:table-cell table:style-name="ce16" table:formula="of:=0.8*(1+[.E30]/[.A$14])" office:value-type="float" office:value="1.77040816326531" calcext:value-type="float">
            <text:p>1,77</text:p>
          </table:table-cell>
          <table:table-cell table:number-columns-repeated="1017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6" table:formula="of:=1/(1/[.B$14] + [.A31]/[.C$14] + [.B31]/[.D$14] + [.C31]/[.E$14] + [.D31]/[.F$14])" office:value-type="float" office:value="1.14677002583979" calcext:value-type="float">
            <text:p>1,15</text:p>
          </table:table-cell>
          <table:table-cell table:style-name="ce16" table:formula="of:=0.8*(1+[.E31]/[.A$14])" office:value-type="float" office:value="1.71741602067184" calcext:value-type="float">
            <text:p>1,72</text:p>
          </table:table-cell>
          <table:table-cell table:number-columns-repeated="1017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6" table:formula="of:=1/(1/[.B$14] + [.A32]/[.C$14] + [.B32]/[.D$14] + [.C32]/[.E$14] + [.D32]/[.F$14])" office:value-type="float" office:value="1.12225631342931" calcext:value-type="float">
            <text:p>1,12</text:p>
          </table:table-cell>
          <table:table-cell table:style-name="ce16" table:formula="of:=0.8*(1+[.E32]/[.A$14])" office:value-type="float" office:value="1.69780505074345" calcext:value-type="float">
            <text:p>1,70</text:p>
          </table:table-cell>
          <table:table-cell table:number-columns-repeated="1017"/>
        </table:table-row>
        <table:table-row table:style-name="ro1">
          <table:table-cell table:number-columns-repeated="2" table:style-name="ce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6" table:formula="of:=1/(1/[.B$14] + [.A33]/[.C$14] + [.B33]/[.D$14] + [.C33]/[.E$14] + [.D33]/[.F$14])" office:value-type="float" office:value="1.06532454231212" calcext:value-type="float">
            <text:p>1,07</text:p>
          </table:table-cell>
          <table:table-cell table:style-name="ce16" table:formula="of:=0.8*(1+[.E33]/[.A$14])" office:value-type="float" office:value="1.6522596338497" calcext:value-type="float">
            <text:p>1,65</text:p>
          </table:table-cell>
          <table:table-cell table:number-columns-repeated="1017"/>
        </table:table-row>
        <table:table-row table:style-name="ro1" table:number-rows-repeated="12">
          <table:table-cell table:style-name="ce18" table:number-columns-repeated="2"/>
          <table:table-cell/>
          <table:table-cell table:style-name="ce18"/>
          <table:table-cell table:number-columns-repeated="1019"/>
        </table:table-row>
        <table:table-row table:style-name="ro1" table:number-rows-repeated="104853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nductor" table:style-name="ta1">
        <table:shapes>
          <draw:frame draw:z-index="0" draw:style-name="gr1" draw:text-style-name="P1" svg:width="13.045cm" svg:height="7.714cm" svg:x="0.721cm" svg:y="6.885cm">
            <draw:object draw:notify-on-update-of-ranges="Inductor.A10:Inductor.A14 Inductor.B9:Inductor.B9 Inductor.B10:Inductor.B14 Inductor.C9:Inductor.C9 Inductor.C10:Inductor.C14 Inductor.D9:Inductor.D9 Inductor.D10:Inductor.D14 Inductor.E9:Inductor.E9 Inductor.E10:Inductor.E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12"/>
        <table:table-column table:style-name="co3" table:default-cell-style-name="ce16"/>
        <table:table-column table:style-name="co2" table:number-columns-repeated="3" table:default-cell-style-name="Default"/>
        <table:table-row table:style-name="ro1">
          <table:table-cell table:style-name="ce13" office:value-type="string" calcext:value-type="string">
            <text:p>Imax (A)</text:p>
          </table:table-cell>
          <table:table-cell table:style-name="ce13" office:value-type="string" calcext:value-type="string">
            <text:p>Iripple (A)</text:p>
          </table:table-cell>
          <table:table-cell table:style-name="ce11" office:value-type="string" calcext:value-type="string">
            <text:p>Vin (V)</text:p>
          </table:table-cell>
          <table:table-cell table:style-name="ce11" office:value-type="string" calcext:value-type="string">
            <text:p>Fsw(Hz)</text:p>
          </table:table-cell>
          <table:table-cell/>
        </table:table-row>
        <table:table-row table:style-name="ro1">
          <table:table-cell table:style-name="ce14" office:value-type="float" office:value="15" calcext:value-type="float">
            <text:p>15</text:p>
          </table:table-cell>
          <table:table-cell table:style-name="ce14" table:formula="of:=25%*[.A2]" office:value-type="float" office:value="3.75" calcext:value-type="float">
            <text:p>3,75</text:p>
          </table:table-cell>
          <table:table-cell office:value-type="float" office:value="5" calcext:value-type="float">
            <text:p>5</text:p>
          </table:table-cell>
          <table:table-cell office:value-type="float" office:value="275000" calcext:value-type="float">
            <text:p>275000</text:p>
          </table:table-cell>
          <table:table-cell/>
        </table:table-row>
        <table:table-row table:style-name="ro1">
          <table:table-cell table:style-name="ce14" table:number-columns-repeated="2"/>
          <table:table-cell table:number-columns-repeated="3"/>
        </table:table-row>
        <table:table-row table:style-name="ro1">
          <table:table-cell table:style-name="ce11" office:value-type="string" calcext:value-type="string">
            <text:p>Vout (V)</text:p>
          </table:table-cell>
          <table:table-cell table:style-name="ce11" office:value-type="string" calcext:value-type="string">
            <text:p>Lout (µH)</text:p>
          </table:table-cell>
          <table:table-cell table:number-columns-repeated="3"/>
        </table:table-row>
        <table:table-row table:style-name="ro1">
          <table:table-cell table:style-name="Default" office:value-type="float" office:value="3.2" calcext:value-type="float">
            <text:p>3,2</text:p>
          </table:table-cell>
          <table:table-cell table:formula="of:=10^6*([.C$2]-[.A5])*[.A5]/([.D$2]*[.B$2]*[.C$2])" office:value-type="float" office:value="1.11709090909091" calcext:value-type="float">
            <text:p>1,12</text:p>
          </table:table-cell>
          <table:table-cell table:number-columns-repeated="3"/>
        </table:table-row>
        <table:table-row table:style-name="ro1">
          <table:table-cell table:style-name="Default" office:value-type="float" office:value="2.2" calcext:value-type="float">
            <text:p>2,2</text:p>
          </table:table-cell>
          <table:table-cell table:formula="of:=10^6*([.C$2]-[.A6])*[.A6]/([.D$2]*[.B$2]*[.C$2])" office:value-type="float" office:value="1.19466666666667" calcext:value-type="float">
            <text:p>1,19</text:p>
          </table:table-cell>
          <table:table-cell table:number-columns-repeated="3"/>
        </table:table-row>
        <table:table-row table:style-name="ro1">
          <table:table-cell table:style-name="Default" office:value-type="float" office:value="1.6" calcext:value-type="float">
            <text:p>1,6</text:p>
          </table:table-cell>
          <table:table-cell table:formula="of:=10^6*([.C$2]-[.A7])*[.A7]/([.D$2]*[.B$2]*[.C$2])" office:value-type="float" office:value="1.0550303030303" calcext:value-type="float">
            <text:p>1,06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1" office:value-type="string" calcext:value-type="string">
            <text:p>Vout (V)</text:p>
          </table:table-cell>
          <table:table-cell table:style-name="ce11" office:value-type="string" calcext:value-type="string">
            <text:p>1µH</text:p>
          </table:table-cell>
          <table:table-cell table:style-name="ce11" office:value-type="string" calcext:value-type="string">
            <text:p>1,1µH</text:p>
          </table:table-cell>
          <table:table-cell table:style-name="ce11" office:value-type="string" calcext:value-type="string">
            <text:p>1,2µH</text:p>
          </table:table-cell>
          <table:table-cell table:style-name="ce11" office:value-type="string" calcext:value-type="string">
            <text:p>1,5µH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table:formula="of:=([.C$2]-[.A10])*[.A10]/([.C$2]*[.D$2]*1*10^-6)" office:value-type="float" office:value="0" calcext:value-type="float">
            <text:p>0,00</text:p>
          </table:table-cell>
          <table:table-cell table:style-name="ce16" table:formula="of:=([.C$2]-[.A10])*[.A10]/([.C$2]*[.D$2]*1.1*10^-6)" office:value-type="float" office:value="0" calcext:value-type="float">
            <text:p>0,00</text:p>
          </table:table-cell>
          <table:table-cell table:style-name="ce16" table:formula="of:=([.C$2]-[.A10])*[.A10]/([.C$2]*[.D$2]*1.2*10^-6)" office:value-type="float" office:value="0" calcext:value-type="float">
            <text:p>0,00</text:p>
          </table:table-cell>
          <table:table-cell table:style-name="ce16" table:formula="of:=([.C$2]-[.A10])*[.A10]/([.C$2]*[.D$2]*1.5*10^-6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" calcext:value-type="float">
            <text:p>1,00</text:p>
          </table:table-cell>
          <table:table-cell table:formula="of:=([.C$2]-[.A11])*[.A11]/([.C$2]*[.D$2]*1*10^-6)" office:value-type="float" office:value="2.90909090909091" calcext:value-type="float">
            <text:p>2,91</text:p>
          </table:table-cell>
          <table:table-cell table:style-name="ce16" table:formula="of:=([.C$2]-[.A11])*[.A11]/([.C$2]*[.D$2]*1.1*10^-6)" office:value-type="float" office:value="2.64462809917355" calcext:value-type="float">
            <text:p>2,64</text:p>
          </table:table-cell>
          <table:table-cell table:style-name="ce16" table:formula="of:=([.C$2]-[.A11])*[.A11]/([.C$2]*[.D$2]*1.2*10^-6)" office:value-type="float" office:value="2.42424242424242" calcext:value-type="float">
            <text:p>2,42</text:p>
          </table:table-cell>
          <table:table-cell table:style-name="ce16" table:formula="of:=([.C$2]-[.A11])*[.A11]/([.C$2]*[.D$2]*1.5*10^-6)" office:value-type="float" office:value="1.93939393939394" calcext:value-type="float">
            <text:p>1,94</text:p>
          </table:table-cell>
        </table:table-row>
        <table:table-row table:style-name="ro1">
          <table:table-cell office:value-type="float" office:value="2" calcext:value-type="float">
            <text:p>2,00</text:p>
          </table:table-cell>
          <table:table-cell table:formula="of:=([.C$2]-[.A12])*[.A12]/([.C$2]*[.D$2]*1*10^-6)" office:value-type="float" office:value="4.36363636363636" calcext:value-type="float">
            <text:p>4,36</text:p>
          </table:table-cell>
          <table:table-cell table:style-name="ce16" table:formula="of:=([.C$2]-[.A12])*[.A12]/([.C$2]*[.D$2]*1.1*10^-6)" office:value-type="float" office:value="3.96694214876033" calcext:value-type="float">
            <text:p>3,97</text:p>
          </table:table-cell>
          <table:table-cell table:style-name="ce16" table:formula="of:=([.C$2]-[.A12])*[.A12]/([.C$2]*[.D$2]*1.2*10^-6)" office:value-type="float" office:value="3.63636363636364" calcext:value-type="float">
            <text:p>3,64</text:p>
          </table:table-cell>
          <table:table-cell table:style-name="ce16" table:formula="of:=([.C$2]-[.A12])*[.A12]/([.C$2]*[.D$2]*1.5*10^-6)" office:value-type="float" office:value="2.90909090909091" calcext:value-type="float">
            <text:p>2,91</text:p>
          </table:table-cell>
        </table:table-row>
        <table:table-row table:style-name="ro1">
          <table:table-cell office:value-type="float" office:value="3" calcext:value-type="float">
            <text:p>3,00</text:p>
          </table:table-cell>
          <table:table-cell table:formula="of:=([.C$2]-[.A13])*[.A13]/([.C$2]*[.D$2]*1*10^-6)" office:value-type="float" office:value="4.36363636363636" calcext:value-type="float">
            <text:p>4,36</text:p>
          </table:table-cell>
          <table:table-cell table:style-name="ce16" table:formula="of:=([.C$2]-[.A13])*[.A13]/([.C$2]*[.D$2]*1.1*10^-6)" office:value-type="float" office:value="3.96694214876033" calcext:value-type="float">
            <text:p>3,97</text:p>
          </table:table-cell>
          <table:table-cell table:style-name="ce16" table:formula="of:=([.C$2]-[.A13])*[.A13]/([.C$2]*[.D$2]*1.2*10^-6)" office:value-type="float" office:value="3.63636363636364" calcext:value-type="float">
            <text:p>3,64</text:p>
          </table:table-cell>
          <table:table-cell table:style-name="ce16" table:formula="of:=([.C$2]-[.A13])*[.A13]/([.C$2]*[.D$2]*1.5*10^-6)" office:value-type="float" office:value="2.90909090909091" calcext:value-type="float">
            <text:p>2,91</text:p>
          </table:table-cell>
        </table:table-row>
        <table:table-row table:style-name="ro1">
          <table:table-cell office:value-type="float" office:value="4" calcext:value-type="float">
            <text:p>4,00</text:p>
          </table:table-cell>
          <table:table-cell table:formula="of:=([.C$2]-[.A14])*[.A14]/([.C$2]*[.D$2]*1*10^-6)" office:value-type="float" office:value="2.90909090909091" calcext:value-type="float">
            <text:p>2,91</text:p>
          </table:table-cell>
          <table:table-cell table:style-name="ce16" table:formula="of:=([.C$2]-[.A14])*[.A14]/([.C$2]*[.D$2]*1.1*10^-6)" office:value-type="float" office:value="2.64462809917355" calcext:value-type="float">
            <text:p>2,64</text:p>
          </table:table-cell>
          <table:table-cell table:style-name="ce16" table:formula="of:=([.C$2]-[.A14])*[.A14]/([.C$2]*[.D$2]*1.2*10^-6)" office:value-type="float" office:value="2.42424242424242" calcext:value-type="float">
            <text:p>2,42</text:p>
          </table:table-cell>
          <table:table-cell table:style-name="ce16" table:formula="of:=([.C$2]-[.A14])*[.A14]/([.C$2]*[.D$2]*1.5*10^-6)" office:value-type="float" office:value="1.93939393939394" calcext:value-type="float">
            <text:p>1,94</text:p>
          </table:table-cell>
        </table:table-row>
        <table:table-row table:style-name="ro1">
          <table:table-cell table:style-name="ce16"/>
          <table:table-cell/>
          <table:table-cell table:style-name="ce16" table:number-columns-repeated="2"/>
          <table:table-cell/>
        </table:table-row>
        <table:table-row table:style-name="ro1">
          <table:table-cell table:style-name="ce16"/>
          <table:table-cell/>
          <table:table-cell table:style-name="ce16" table:number-columns-repeated="2"/>
          <table:table-cell/>
        </table:table-row>
      </table:table>
      <table:table table:name="Comp" table:style-name="ta1">
        <table:table-column table:style-name="co2" table:number-columns-repeated="7" table:default-cell-style-name="ce11"/>
        <table:table-column table:style-name="co2" table:number-columns-repeated="1017" table:default-cell-style-name="Default"/>
        <table:table-row table:style-name="ro1">
          <table:table-cell office:value-type="string" calcext:value-type="string">
            <text:p>L (µH)</text:p>
          </table:table-cell>
          <table:table-cell office:value-type="string" calcext:value-type="string">
            <text:p><text:s/>Cout (mF)</text:p>
          </table:table-cell>
          <table:table-cell office:value-type="string" calcext:value-type="string">
            <text:p>Fsw (kHz)</text:p>
          </table:table-cell>
          <table:table-cell office:value-type="string" calcext:value-type="string">
            <text:p>Flc</text:p>
          </table:table-cell>
          <table:table-cell office:value-type="string" calcext:value-type="string">
            <text:p>Rf (Ohm)</text:p>
          </table:table-cell>
          <table:table-cell office:value-type="string" calcext:value-type="string">
            <text:p>Cf(nF)</text:p>
          </table:table-cell>
          <table:table-cell office:value-type="string" calcext:value-type="string">
            <text:p>Cp (pF)</text:p>
          </table:table-cell>
          <table:table-cell table:number-columns-repeated="1017"/>
        </table:table-row>
        <table:table-row table:style-name="ro1">
          <table:table-cell table:style-name="ce16" table:formula="of:=1.2" office:value-type="float" office:value="1.2" calcext:value-type="float">
            <text:p>1,20</text:p>
          </table:table-cell>
          <table:table-cell table:style-name="ce16" office:value-type="float" office:value="2" calcext:value-type="float">
            <text:p>2,00</text:p>
          </table:table-cell>
          <table:table-cell table:style-name="ce16" office:value-type="float" office:value="275" calcext:value-type="float">
            <text:p>275,00</text:p>
          </table:table-cell>
          <table:table-cell table:style-name="ce16" table:formula="of:= 1 / (2 * PI() * SQRT([.A2]*10^-6 * [.B2]*10^-3))" office:value-type="float" office:value="3248.73667180698" calcext:value-type="float">
            <text:p>3248,74</text:p>
          </table:table-cell>
          <table:table-cell table:style-name="ce16" office:value-type="float" office:value="500" calcext:value-type="float">
            <text:p>500,00</text:p>
          </table:table-cell>
          <table:table-cell table:style-name="ce16" table:formula="of:=10^9/(2*PI()*[.E2]*[.D2])" office:value-type="float" office:value="97.9795897113273" calcext:value-type="float">
            <text:p>97,98</text:p>
          </table:table-cell>
          <table:table-cell table:style-name="ce16" table:formula="of:=10^12/(2*PI()*[.E2]*[.C2]*10^3)" office:value-type="float" office:value="1157.49049521378" calcext:value-type="float">
            <text:p>1157,49</text:p>
          </table:table-cell>
          <table:table-cell table:style-name="ce16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.00.0000</text:date>, <text:time style:data-style-name="N2" text:time-value="19:06:54.65755183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1T17:35:35.921475415</meta:creation-date>
    <dc:date>2022-02-17T23:41:09.009669234</dc:date>
    <meta:editing-duration>PT12H44M51S</meta:editing-duration>
    <meta:editing-cycles>80</meta:editing-cycles>
    <meta:generator>LibreOffice/7.3.0.3$Linux_X86_64 LibreOffice_project/0f246aa12d0eee4a0f7adcefbf7c878fc2238db3</meta:generator>
    <meta:document-statistic meta:table-count="3" meta:cell-count="19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046cm" svg:height="7.715cm" xlink:href=".." xlink:type="simple" chart:class="chart:line" chart:style-name="ch1">
        <chart:legend chart:legend-position="end" svg:x="10.802cm" svg:y="2.811cm" style:legend-expansion="high" chart:style-name="ch2"/>
        <chart:plot-area chart:style-name="ch3" table:cell-range-address="Inductor.A10:Inductor.E14 Inductor.B9:Inductor.E9" chart:data-source-has-labels="both" svg:x="0.298cm" svg:y="0.098cm" svg:width="10.017cm" svg:height="7.406cm">
          <chart:coordinate-region svg:x="1.21cm" svg:y="0.297cm" svg:width="8.773cm" svg:height="6.56cm"/>
          <chart:axis chart:dimension="x" chart:name="primary-x" chart:style-name="ch4" chartooo:axis-type="auto">
            <chartooo:date-scale/>
            <chart:categories table:cell-range-address="Inductor.A10:Inductor.A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nductor.B10:Inductor.B14" chart:label-cell-address="Inductor.B9:Inductor.B9" chart:class="chart:line">
            <chart:data-point chart:repeated="5"/>
          </chart:series>
          <chart:series chart:style-name="ch7" chart:values-cell-range-address="Inductor.C10:Inductor.C14" chart:label-cell-address="Inductor.C9:Inductor.C9" chart:class="chart:line">
            <chart:data-point chart:repeated="5"/>
          </chart:series>
          <chart:series chart:style-name="ch8" chart:values-cell-range-address="Inductor.D10:Inductor.D14" chart:label-cell-address="Inductor.D9:Inductor.D9" chart:class="chart:line">
            <chart:data-point chart:repeated="5"/>
          </chart:series>
          <chart:series chart:style-name="ch9" chart:values-cell-range-address="Inductor.E10:Inductor.E14" chart:label-cell-address="Inductor.E9:Inductor.E9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µH</text:p>
                <draw:g>
                  <svg:desc>Inductor.B9:Inductor.B9</svg:desc>
                </draw:g>
              </table:table-cell>
              <table:table-cell office:value-type="string">
                <text:p>1,1µH</text:p>
                <draw:g>
                  <svg:desc>Inductor.C9:Inductor.C9</svg:desc>
                </draw:g>
              </table:table-cell>
              <table:table-cell office:value-type="string">
                <text:p>1,2µH</text:p>
                <draw:g>
                  <svg:desc>Inductor.D9:Inductor.D9</svg:desc>
                </draw:g>
              </table:table-cell>
              <table:table-cell office:value-type="string">
                <text:p>1,5µH</text:p>
                <draw:g>
                  <svg:desc>Inductor.E9:Inductor.E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nductor.A10:Inductor.A14</svg:desc>
                </draw:g>
              </table:table-cell>
              <table:table-cell office:value-type="float" office:value="0">
                <text:p>0</text:p>
                <draw:g>
                  <svg:desc>Inductor.B10:Inductor.B14</svg:desc>
                </draw:g>
              </table:table-cell>
              <table:table-cell office:value-type="float" office:value="0">
                <text:p>0</text:p>
                <draw:g>
                  <svg:desc>Inductor.C10:Inductor.C14</svg:desc>
                </draw:g>
              </table:table-cell>
              <table:table-cell office:value-type="float" office:value="0">
                <text:p>0</text:p>
                <draw:g>
                  <svg:desc>Inductor.D10:Inductor.D14</svg:desc>
                </draw:g>
              </table:table-cell>
              <table:table-cell office:value-type="float" office:value="0">
                <text:p>0</text:p>
                <draw:g>
                  <svg:desc>Inductor.E10:Inductor.E1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.90909090909091">
                <text:p>2.90909090909091</text:p>
              </table:table-cell>
              <table:table-cell office:value-type="float" office:value="2.64462809917355">
                <text:p>2.64462809917355</text:p>
              </table:table-cell>
              <table:table-cell office:value-type="float" office:value="2.42424242424242">
                <text:p>2.42424242424242</text:p>
              </table:table-cell>
              <table:table-cell office:value-type="float" office:value="1.93939393939394">
                <text:p>1.9393939393939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.36363636363636">
                <text:p>4.36363636363636</text:p>
              </table:table-cell>
              <table:table-cell office:value-type="float" office:value="3.96694214876033">
                <text:p>3.96694214876033</text:p>
              </table:table-cell>
              <table:table-cell office:value-type="float" office:value="3.63636363636364">
                <text:p>3.63636363636364</text:p>
              </table:table-cell>
              <table:table-cell office:value-type="float" office:value="2.90909090909091">
                <text:p>2.9090909090909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.36363636363636">
                <text:p>4.36363636363636</text:p>
              </table:table-cell>
              <table:table-cell office:value-type="float" office:value="3.96694214876033">
                <text:p>3.96694214876033</text:p>
              </table:table-cell>
              <table:table-cell office:value-type="float" office:value="3.63636363636364">
                <text:p>3.63636363636364</text:p>
              </table:table-cell>
              <table:table-cell office:value-type="float" office:value="2.90909090909091">
                <text:p>2.9090909090909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90909090909091">
                <text:p>2.90909090909091</text:p>
              </table:table-cell>
              <table:table-cell office:value-type="float" office:value="2.64462809917355">
                <text:p>2.64462809917355</text:p>
              </table:table-cell>
              <table:table-cell office:value-type="float" office:value="2.42424242424242">
                <text:p>2.42424242424242</text:p>
              </table:table-cell>
              <table:table-cell office:value-type="float" office:value="1.93939393939394">
                <text:p>1.939393939393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0.3$Linux_X86_64 LibreOffice_project/0f246aa12d0eee4a0f7adcefbf7c878fc2238db3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